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'Liberation Mono', Courier, monospace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fo:color="#00ae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Preformatted_20_Text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style:font-name="Arial" fo:font-size="10pt" style:font-size-asian="10pt" style:font-size-complex="10pt"/>
    </style:style>
    <style:style style:name="P14" style:family="paragraph" style:parent-style-name="Preformatted_20_Text">
      <style:text-properties style:font-name="Arial" fo:font-size="14pt" style:font-size-asian="14pt" style:font-size-complex="14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23" style:family="paragraph" style:parent-style-name="Standard">
      <style:text-properties style:font-name="Arial" fo:font-size="10pt" style:font-size-asian="10pt" style:font-size-complex="10pt"/>
    </style:style>
    <style:style style:name="P2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variant="normal" fo:text-transform="none" fo:color="#ff950e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font-name="Arial" fo:letter-spacing="normal" fo:font-style="normal" fo:font-weight="normal" style:font-name-asian="Courier New" style:font-weight-asian="normal" style:font-name-complex="Courier New" style:font-weight-complex="normal"/>
    </style:style>
    <style:style style:name="T4" style:family="text">
      <style:text-properties fo:font-variant="normal" fo:text-transform="none" fo:color="#00ae00" style:font-name="Consolas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ae00"/>
    </style:style>
    <style:style style:name="T11" style:family="text">
      <style:text-properties fo:color="#00ae00" style:font-name="Arial" fo:font-weight="normal" style:font-weight-asian="normal" style:font-weight-complex="normal"/>
    </style:style>
    <style:style style:name="T12" style:family="text">
      <style:text-properties fo:color="#00ae00" style:font-name="Courier New" fo:font-weight="normal" style:font-name-asian="Courier New" style:font-weight-asian="normal" style:font-name-complex="Courier New" style:font-weight-complex="normal"/>
    </style:style>
    <style:style style:name="T13" style:family="text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4" style:family="text">
      <style:text-properties style:font-name="Courier New" fo:font-weight="normal" style:font-name-asian="Courier New" style:font-weight-asian="normal" style:font-name-complex="Courier New" style:font-weight-complex="normal"/>
    </style:style>
    <style:style style:name="T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style:font-name="Courier New" fo:font-weight="normal" style:font-name-asian="Courier New" style:font-weight-asian="normal" style:font-name-complex="Courier New" style:font-weight-complex="normal"/>
    </style:style>
    <style:style style:name="T18" style:family="text">
      <style:text-properties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łumaczenie formularzy na różne wersje językowe</text:p>
      <text:p text:style-name="P13"/>
      <text:p text:style-name="P8">Instalacja <text:span text:style-name="T1">composer.phar </text:span><text:span text:style-name="T2">Step3 – Fixtures</text:span></text:p>
      <text:p text:style-name="P13"/>
      <text:p text:style-name="P2">1. Do pliku composer.json dodajemy następujący wpis:</text:p>
      <text:p text:style-name="P12"/>
      <text:p text:style-name="P3">{</text:p>
      <text:p text:style-name="P3"><text:s text:c="4"/>"require": {</text:p>
      <text:p text:style-name="P3">...</text:p>
      <text:p text:style-name="P10"><text:span text:style-name="T11"><text:s text:c="8"/></text:span><text:span text:style-name="T17">"stof/doctrine-extensions-bundle": "~1.1@dev",</text:span></text:p>
      <text:p text:style-name="P15"><text:span text:style-name="T15"><text:s text:c="4"/></text:span><text:span text:style-name="T13">"a2lix/translation-form-bundle": "0.*@dev" //dla symfony 2.1,</text:span></text:p>
      <text:p text:style-name="P15"><text:span text:style-name="T13"><text:s text:c="47"/>//a dla 2.3 </text:span><text:span text:style-name="T4">"dev-master"</text:span><text:span text:style-name="T10"> </text:span></text:p>
      <text:p text:style-name="P3"><text:s text:c="4"/>}</text:p>
      <text:p text:style-name="P3">}</text:p>
      <text:p text:style-name="P2"/>
      <text:p text:style-name="P2">2. Update wersji biblioteki</text:p>
      <text:p text:style-name="P2"/>
      <text:p text:style-name="P4">Biblioteki najlepiej instalować eksportująć projekt (bez svn) następnie wpisujemy polecenie</text:p>
      <text:p text:style-name="P2"/>
      <text:p text:style-name="P1">$ php composer.phar update</text:p>
      <text:p text:style-name="P1"/>
      <text:p text:style-name="P1">lub</text:p>
      <text:p text:style-name="P5"/>
      <text:p text:style-name="P5">$ php composer.phar update a2lix/translation-form-bundle</text:p>
      <text:p text:style-name="P5"/>
      <text:p text:style-name="P2">3. Rejestracja biblioteki w projekcie</text:p>
      <text:p text:style-name="P2"/>
      <text:p text:style-name="P6">/jobeet2/app/AppKernel.php</text:p>
      <text:p text:style-name="P6">...</text:p>
      <text:p text:style-name="P7"><text:span text:style-name="T7"><text:s text:c="8"/>$bundles = </text:span><text:span text:style-name="T8">array</text:span><text:span text:style-name="T7">(</text:span></text:p>
      <text:p text:style-name="P10"><text:span text:style-name="T7">...</text:span></text:p>
      <text:p text:style-name="P10"><text:span text:style-name="T7"><text:s text:c="12"/></text:span><text:span text:style-name="T8">new </text:span><text:span text:style-name="T7">Knp\Bundle\MenuBundle\KnpMenuBundle(),</text:span></text:p>
      <text:p text:style-name="P9"><text:s text:c="12"/><text:span text:style-name="T8">new</text:span><text:span text:style-name="T9"> </text:span><text:span text:style-name="T16">Stof\DoctrineExtensionsBundle\StofDoctrineExtensionsBundle(),</text:span></text:p>
      <text:p text:style-name="P9"><text:s text:c="12"/>new A2lix\TranslationFormBundle\A2lixTranslationFormBundle(),</text:p>
      <text:p text:style-name="P11"><text:s text:c="8"/>);</text:p>
      <text:p text:style-name="P8"><text:span text:style-name="T2">…</text:span></text:p>
      <text:p text:style-name="P8"><text:span text:style-name="T2"/></text:p>
      <text:p text:style-name="P8"><text:span text:style-name="T2">4.</text:span></text:p>
      <text:p text:style-name="P8"><text:span text:style-name="T2">//app/config/config.yml</text:span></text:p>
      <text:p text:style-name="P8"><text:span text:style-name="T2"/></text:p>
      <text:p text:style-name="P24"><text:span text:style-name="T2">twig:</text:span></text:p>
      <text:p text:style-name="P20"><text:s text:c="4"/>debug: <text:s text:c="11"/>"%kernel.debug%"</text:p>
      <text:p text:style-name="P20"><text:s text:c="4"/>strict_variables: "%kernel.debug%"</text:p>
      <text:p text:style-name="P20"><text:s text:c="4"/></text:p>
      <text:p text:style-name="P18"><text:s text:c="4"/>form:</text:p>
      <text:p text:style-name="P18"><text:s text:c="8"/>resources:</text:p>
      <text:p text:style-name="P19"><text:span text:style-name="T18"><text:s text:c="12"/>- 'A2lixTranslationFormBundle::form.html.twig'</text:span></text:p>
      <text:p text:style-name="P21"><text:span text:style-name="T3">...</text:span></text:p>
      <text:p text:style-name="P24"><text:span text:style-name="T2">stof_doctrine_extensions:</text:span></text:p>
      <text:p text:style-name="P20"><text:s text:c="4"/>default_locale: en_EN</text:p>
      <text:p text:style-name="P20"><text:s text:c="4"/>translation_fallback: true</text:p>
      <text:p text:style-name="P20"><text:s text:c="4"/>orm:</text:p>
      <text:p text:style-name="P20"><text:s text:c="8"/>default: </text:p>
      <text:p text:style-name="P20"><text:s text:c="12"/>translatable: true</text:p>
      <text:p text:style-name="P20"/>
      <text:p text:style-name="P18">a2lix_translation_form:</text:p>
      <text:p text:style-name="P18"><text:s text:c="4"/>object_manager: <text:s text:c="12"/></text:p>
      <text:p text:style-name="P18"><text:s text:c="4"/>locales: [fr, es, de] <text:s text:c="6"/></text:p>
      <text:p text:style-name="P18"><text:s text:c="4"/>default_required: false <text:s text:c="4"/></text:p>
      <text:p text:style-name="P19"><text:span text:style-name="T18"><text:s text:c="4"/>use_aop: true</text:span></text:p>
      <text:p text:style-name="P19"><text:span text:style-name="T18"/></text:p>
      <text:p text:style-name="P22"><text:span text:style-name="T18"/></text:p>
      <text:p text:style-name="P22"><text:soft-page-break/><text:span text:style-name="T18">5. Example entity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'Liberation Mono', Courier, monospace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4-11T15:43:50.18</dc:date>
    <dc:creator>szymon idczak</dc:creator>
    <meta:generator>OpenOffice.org/3.3$Win32 OpenOffice.org_project/330m20$Build-9567</meta:generator>
    <meta:editing-duration>PT10H7M17S</meta:editing-duration>
    <meta:editing-cycles>58</meta:editing-cycles>
    <meta:document-statistic meta:table-count="0" meta:image-count="0" meta:object-count="0" meta:page-count="2" meta:paragraph-count="48" meta:word-count="112" meta:character-count="1356"/>
  </office:meta>
</office:document-meta>
</file>